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'ultima volta che l'abbiamo aperto, gli anchor points nella navbar davano dei problemi causa un'improvvisa incompatibilità col browser chrome, che però funzionavano su altri browser.</text:p>
      <text:p text:style-name="P1"/>
      <text:p text:style-name="P1">Altro problema che non si è stati in grado di gestire è da verificarsi nelle due mappe (focus laterali) sul livello di discriminazione dell'omosessualità e sul livello di apertura alle unioni per le persone lgbt, la cui prima entra in confritto con la seconda e dà problemi di leggibilit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</office:meta>
</office:document-meta>
</file>